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line-height="100%" fo:text-indent="-1.016cm" style:auto-text-indent="false"/>
      <style:text-properties fo:font-weight="normal" officeooo:paragraph-rsid="001f6575" style:font-weight-asian="normal" style:font-weight-complex="normal"/>
    </style:style>
    <style:style style:name="P2" style:family="paragraph" style:parent-style-name="Heading_20_2">
      <style:paragraph-properties fo:margin-left="0cm" fo:margin-right="0cm" fo:line-height="100%" fo:text-indent="0cm" style:auto-text-indent="false"/>
      <style:text-properties fo:font-weight="normal" officeooo:rsid="005fdac3" officeooo:paragraph-rsid="001f6575" style:font-weight-asian="normal" style:font-weight-complex="normal"/>
    </style:style>
    <style:style style:name="P3" style:family="paragraph" style:parent-style-name="Heading_20_2">
      <style:paragraph-properties fo:margin-left="0cm" fo:margin-right="0cm" fo:line-height="100%" fo:text-indent="0cm" style:auto-text-indent="false"/>
      <style:text-properties fo:font-weight="normal" officeooo:paragraph-rsid="001f6575" style:font-weight-asian="normal" style:font-weight-complex="normal"/>
    </style:style>
    <style:style style:name="P4" style:family="paragraph" style:parent-style-name="Standard">
      <style:text-properties officeooo:rsid="0014e49c" officeooo:paragraph-rsid="0020e8e3"/>
    </style:style>
    <style:style style:name="T1" style:family="text">
      <style:text-properties officeooo:rsid="001f6575"/>
    </style:style>
    <style:style style:name="T2" style:family="text">
      <style:text-properties officeooo:rsid="005f1489"/>
    </style:style>
    <style:style style:name="T3" style:family="text">
      <style:text-properties officeooo:rsid="0016337e"/>
    </style:style>
    <style:style style:name="T4" style:family="text">
      <style:text-properties officeooo:rsid="0061227c"/>
    </style:style>
    <style:style style:name="T5" style:family="text">
      <style:text-properties officeooo:rsid="0020e8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 text:is-list-header="true">1<text:span text:style-name="T2">2</text:span> de <text:span text:style-name="T2">Marzo </text:span>del 2015 – <text:span text:style-name="T3">9:30 pm - primera reunión - 5 horas.</text:span></text:h>
      <text:h text:style-name="P3" text:outline-level="2"><text:span text:style-name="T3">13 de Marzo del 2015 – 9:00 pm – segunda reunión – 5 horas.</text:span></text:h>
      <text:h text:style-name="P3" text:outline-level="2"><text:span text:style-name="T3">14 de Marzo del 2015 – 9:00 am – tercera reunión – 8 horas.</text:span></text:h>
      <text:h text:style-name="P2" text:outline-level="2"><text:span text:style-name="T3">16 de Marzo del 2015 – 3:00 pm – Examen de física – 3 horas.</text:span></text:h>
      <text:h text:style-name="P2" text:outline-level="2"><text:span text:style-name="T3">18 de Marzo del 2015 – 8:00 am – Estudiar para Álgebra Lineal – 12:00 horas.</text:span></text:h>
      <text:h text:style-name="P2" text:outline-level="2"><text:span text:style-name="T1">20 de Marzo del 2015 – 8:00 am – Estudiar para Álgebra Lineal – 12:00 horas.</text:span></text:h>
      <text:h text:style-name="P2" text:outline-level="2"><text:span text:style-name="T1">21 de Marzo del 2015 – 8:00 am – Estudiar para Álgebra Lineal – 12:00 horas.</text:span></text:h>
      <text:h text:style-name="P2" text:outline-level="2"><text:span text:style-name="T1">22 de Marzo del 2015 – 8:00 am – Estudiar para Álgebra Lineal – 12:00 horas.</text:span></text:h>
      <text:h text:style-name="P2" text:outline-level="2"><text:span text:style-name="T1">23 de Marzo del 2015 – 8:00 am – Estudiar para Álgebra Lineal – 12:00 horas.</text:span></text:h>
      <text:h text:style-name="P3" text:outline-level="2"><text:span text:style-name="T1">25 Marzo del 2015 – 7:00 am – Enfermo – todo el día.</text:span></text:h>
      <text:h text:style-name="P3" text:outline-level="2"><text:span text:style-name="T1">27 Marzo del 2015 – 2:40 pm – desarrollo de clases base – 12:00 horas.</text:span></text:h>
      <text:h text:style-name="P3" text:outline-level="2"><text:span text:style-name="T1">28 Marzo del 2015 – 8:00 am – escritura de código – 15:00 horas.</text:span></text:h>
      <text:h text:style-name="P3" text:outline-level="2"><text:span text:style-name="T1">29 Marzo del 2015 – 2:00 pm – debugeo y escritura de código – 10:00 horas.</text:span></text:h>
      <text:h text:style-name="P3" text:outline-level="2"><text:span text:style-name="T1">30 Marzo del 2015 – 9:00 am - <text:s text:c="2"/>debugeo y escritura de código – 15:00 horas.</text:span></text:h>
      <text:h text:style-name="P3" text:outline-level="2"><text:span text:style-name="T1">31 Marzo del 2015 – 8:30 am - <text:s/>debugeo y escritura de código – 15:00 horas.</text:span></text:h>
      <text:h text:style-name="P3" text:outline-level="2"><text:span text:style-name="T4">1 Abril del 2015 – 2:00 pm - <text:s/>debugeo y escritura de código – 15:00 horas.</text:span></text:h>
      <text:h text:style-name="P3" text:outline-level="2"><text:span text:style-name="T4">2 Abril del 2015 – 11:30 am - <text:s/>solucionar al problema – 2:30 horas.</text:span></text:h>
      <text:h text:style-name="P3" text:outline-level="2"><text:span text:style-name="T4">2 Abril del 2015 – 1:30 am - <text:s/>escritura de código – 1:30 horas.</text:span></text:h>
      <text:h text:style-name="P3" text:outline-level="2"><text:span text:style-name="T4">2 Abril del 2015 – 3:00 am - <text:s/>Documentación interna y externa– 7:00 horas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" style:font-style-name="Negrita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4e49c" officeooo:paragraph-rsid="0020e8e3"/>
    </style:style>
    <style:style style:name="MT1" style:family="text">
      <style:text-properties officeooo:rsid="0020e8e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imeSheet</text:span> Cristian Rivera López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21:52:01.984031406</meta:creation-date>
    <dc:date>2015-04-02T22:05:49.083030640</dc:date>
    <meta:editing-duration>PT38S</meta:editing-duration>
    <meta:editing-cycles>2</meta:editing-cycles>
    <meta:generator>LibreOffice/4.2.7.2$Linux_x86 LibreOffice_project/420m0$Build-2</meta:generator>
    <meta:document-statistic meta:table-count="0" meta:image-count="0" meta:object-count="0" meta:page-count="1" meta:paragraph-count="20" meta:word-count="241" meta:character-count="1338" meta:non-whitespace-character-count="1061"/>
  </office:meta>
</office:document-meta>
</file>